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6.532cm" style:use-optimal-column-width="false"/>
    </style:style>
    <style:style style:name="co2" style:family="table-column">
      <style:table-column-properties style:column-width="6.58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3" draw:id="id3" draw:layer="layout" svg:width="6.531cm" svg:height="4.392cm" svg:x="20.496cm" svg:y="6.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10: destination</text:span></text:p>
              </table:table-cell>
            </table:table-row>
            <table:table-row table:style-name="ro2">
              <table:table-cell table:style-name="gray2">
                <text:p>- id: 10</text:p>
                <text:p>- city_id: 2</text:p>
                <text:p>- is_visited: 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6.588cm" svg:height="5.814cm" svg:x="11.461cm" svg:y="5.26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openhagen: city</text:span></text:p>
              </table:table-cell>
            </table:table-row>
            <table:table-row table:style-name="ro2">
              <table:table-cell table:style-name="gray2">
                <text:p>- id: 2</text:p>
                <text:p>- name: Copenhagen</text:p>
                <text:p>- lat: 55.676111</text:p>
                <text:p>- long: 12.568333</text:p>
                <text:p>- country_id: 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6.588cm" svg:height="4.392cm" svg:x="2.369cm" svg:y="6.01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Denmark: country</text:span></text:p>
              </table:table-cell>
            </table:table-row>
            <table:table-row table:style-name="ro2">
              <table:table-cell table:style-name="gray2">
                <text:p>- id: 5</text:p>
                <text:p>- name: Denmark</text:p>
                <text:p>- continent: Europ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2" draw:layer="layout" draw:type="line" svg:x1="8.957cm" svg:y1="8.215cm" svg:x2="11.461cm" svg:y2="8.171cm" draw:start-shape="id1" draw:start-glue-point="1" draw:end-shape="id2" draw:end-glue-point="3" svg:d="M8957 8215l2504-44" svg:viewBox="0 0 2505 45">
          <text:p/>
        </draw:connector>
        <draw:connector draw:style-name="gr1" draw:text-style-name="P2" draw:layer="layout" draw:type="line" svg:x1="18.049cm" svg:y1="8.171cm" svg:x2="20.496cm" svg:y2="8.206cm" draw:start-shape="id2" draw:start-glue-point="1" draw:end-shape="id3" draw:end-glue-point="3" svg:d="M18049 8171l2447 35" svg:viewBox="0 0 2448 36">
          <text:p/>
        </draw:connector>
      </draw:page>
      <draw:page draw:name="page2" draw:style-name="dp1" draw:master-page-name="Default">
        <draw:frame draw:style-name="standard" xml:id="id6" draw:id="id6" draw:layer="layout" svg:width="6.531cm" svg:height="3.998cm" svg:x="20.643cm" svg:y="2.3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ank: FuelTank</text:span></text:p>
              </table:table-cell>
            </table:table-row>
            <table:table-row table:style-name="ro2">
              <table:table-cell table:style-name="gray2">
                <text:p>- tankCapacity: 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6.588cm" svg:height="3.998cm" svg:x="11.634cm" svg:y="2.38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engine: Engine</text:span></text:p>
              </table:table-cell>
            </table:table-row>
            <table:table-row table:style-name="ro2">
              <table:table-cell table:style-name="gray2">
                <text:p>- displacement: 2.0</text:p>
                <text:p>- tank: tank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6.588cm" svg:height="5.103cm" svg:x="2.542cm" svg:y="1.84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ar1: Car</text:span></text:p>
              </table:table-cell>
            </table:table-row>
            <table:table-row table:style-name="ro2">
              <table:table-cell table:style-name="gray2">
                <text:p>- capacity: 3</text:p>
                <text:p>- price: 10000</text:p>
                <text:p>- colour: black</text:p>
                <text:p>- engine: engine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2" draw:layer="layout" draw:type="line" svg:x1="9.13cm" svg:y1="4.392cm" svg:x2="11.634cm" svg:y2="4.385cm" draw:start-shape="id4" draw:start-glue-point="1" draw:end-shape="id5" draw:end-glue-point="3" svg:d="M9130 4392l2504-7" svg:viewBox="0 0 2505 8">
          <text:p/>
        </draw:connector>
        <draw:connector draw:style-name="gr1" draw:text-style-name="P2" draw:layer="layout" draw:type="line" svg:x1="18.222cm" svg:y1="4.385cm" svg:x2="20.643cm" svg:y2="4.383cm" draw:start-shape="id5" draw:start-glue-point="1" draw:end-shape="id6" draw:end-glue-point="3" svg:d="M18222 4385l2421-2" svg:viewBox="0 0 2422 3">
          <text:p/>
        </draw:connector>
        <draw:frame draw:style-name="standard" xml:id="id9" draw:id="id9" draw:layer="layout" svg:width="6.531cm" svg:height="3.998cm" svg:x="20.644cm" svg:y="8.88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ttery: Battery</text:span></text:p>
              </table:table-cell>
            </table:table-row>
            <table:table-row table:style-name="ro2">
              <table:table-cell table:style-name="gray2">
                <text:p>- range: 10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8" draw:id="id8" draw:layer="layout" svg:width="6.588cm" svg:height="3.998cm" svg:x="11.635cm" svg:y="8.8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motor: ElectricMotor</text:span></text:p>
              </table:table-cell>
            </table:table-row>
            <table:table-row table:style-name="ro2">
              <table:table-cell table:style-name="gray2">
                <text:p>- battery: battery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7" draw:id="id7" draw:layer="layout" svg:width="6.588cm" svg:height="5.103cm" svg:x="2.543cm" svg:y="8.34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ar2: ElectricCar</text:span></text:p>
              </table:table-cell>
            </table:table-row>
            <table:table-row table:style-name="ro2">
              <table:table-cell table:style-name="gray2">
                <text:p>- capacity: 5</text:p>
                <text:p>- price: 12000</text:p>
                <text:p>- colour: silver</text:p>
                <text:p>- motor: motor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" draw:text-style-name="P2" draw:layer="layout" draw:type="line" svg:x1="9.131cm" svg:y1="10.893cm" svg:x2="11.635cm" svg:y2="10.886cm" draw:start-shape="id7" draw:start-glue-point="1" draw:end-shape="id8" draw:end-glue-point="3" svg:d="M9131 10893l2504-7" svg:viewBox="0 0 2505 8">
          <text:p/>
        </draw:connector>
        <draw:connector draw:style-name="gr1" draw:text-style-name="P2" draw:layer="layout" draw:type="line" svg:x1="18.223cm" svg:y1="10.886cm" svg:x2="20.644cm" svg:y2="10.884cm" draw:start-shape="id8" draw:start-glue-point="1" draw:end-shape="id9" draw:end-glue-point="3" svg:d="M18223 10886l2421-2" svg:viewBox="0 0 2422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0:43:16.408989160</meta:creation-date>
    <dc:date>2019-05-17T12:47:16.457941977</dc:date>
    <meta:editing-duration>PT9M42S</meta:editing-duration>
    <meta:editing-cycles>3</meta:editing-cycles>
    <meta:generator>LibreOffice/6.1.4.2$MacOSX_X86_64 LibreOffice_project/9d0f32d1f0b509096fd65e0d4bec26ddd1938fd3</meta:generator>
    <meta:document-statistic meta:object-count="15"/>
  </office:meta>
</office:document-meta>
</file>